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14.2mm" fo:break-before="auto" style:use-optimal-row-height="true"/>
    </style:style>
    <style:style style:name="ro3" style:family="table-row">
      <style:table-row-properties style:row-height="38.17mm" fo:break-before="auto" style:use-optimal-row-height="true"/>
    </style:style>
    <style:style style:name="ro4" style:family="table-row">
      <style:table-row-properties style:row-height="48.4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meridian massage, acupressure massage</text:p>
          </table:table-cell>
          <table:table-cell/>
          <table:table-cell office:value-type="string" calcext:value-type="string">
            <text:p>:</text:p>
          </table:table-cell>
          <table:table-cell table:style-name="ce1" office:value-type="string" calcext:value-type="string">
            <text:p><text:a xlink:href="https://en.dict.naver.com/#/entry/koen/34d1fdb9c4b241e98cb37e75ae1041e4" xlink:type="simple">경락마사지</text:a> </text:p>
          </table:table-cell>
        </table:table-row>
        <table:table-row table:style-name="ro2">
          <table:table-cell office:value-type="string" calcext:value-type="string">
            <text:p><text:a xlink:href="https://en.dict.naver.com/#/entry/koen/585e0a4501da4a5888fedab4155024e1" xlink:type="simple">직장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(일자) job, work; (일터) office, workplace, place of work[employment]&#10;첫 직장&#10;&#10;one's first job" calcext:value-type="string">
            <text:p>1.(일자) job, work; (일터) office, workplace, place of work[employment]</text:p>
            <text:p>첫 직장</text:p>
            <text:p/>
            <text:p>one's first job</text:p>
          </table:table-cell>
        </table:table-row>
        <table:table-row table:style-name="ro3">
          <table:table-cell office:value-type="string" calcext:value-type="string">
            <text:p><text:a xlink:href="https://en.dict.naver.com/#/entry/enko/28439122f76f42e69203eeab0b93c599" xlink:type="simple">jun·ior</text:a> </text:p>
          </table:table-cell>
          <table:table-cell table:style-name="ce1" office:value-type="string" calcext:value-type="string">
            <text:p>[ˈdʒuːniə(r)] </text:p>
          </table:table-cell>
          <table:table-cell office:value-type="string" calcext:value-type="string">
            <text:p>:</text:p>
          </table:table-cell>
          <table:table-cell office:value-type="string" office:string-value="1.형용사 하급의, 부하의&#10;junior employees&#10;&#10;하급 직원들&#10;&#10;2.형용사 (특히 스포츠에서) 주니어[청소년]의&#10;the world junior tennis championships&#10;&#10;세계 주니어 테니스 선수권 대회&#10;&#10;3.형용사 (특히 미국에서 아버지와 이름이 같은 남자 이름 뒤에 붙여) 주니어[2세]의" calcext:value-type="string">
            <text:p>1.형용사 하급의, 부하의</text:p>
            <text:p>junior employees</text:p>
            <text:p/>
            <text:p>하급 직원들</text:p>
            <text:p/>
            <text:p>2.형용사 (특히 스포츠에서) 주니어[청소년]의</text:p>
            <text:p>the world junior tennis championships</text:p>
            <text:p/>
            <text:p>세계 주니어 테니스 선수권 대회</text:p>
            <text:p/>
            <text:p>3.형용사 (특히 미국에서 아버지와 이름이 같은 남자 이름 뒤에 붙여) 주니어[2세]의</text:p>
          </table:table-cell>
        </table:table-row>
        <table:table-row table:style-name="ro4">
          <table:table-cell office:value-type="string" calcext:value-type="string">
            <text:p><text:a xlink:href="https://en.dict.naver.com/#/entry/enko/8fb1c3b65cda4db6a9a4659a2f17fc31" xlink:type="simple">pre·cious</text:a> </text:p>
          </table:table-cell>
          <table:table-cell table:style-name="ce1" office:value-type="string" calcext:value-type="string">
            <text:p>[ˈpreʃəs] </text:p>
          </table:table-cell>
          <table:table-cell office:value-type="string" calcext:value-type="string">
            <text:p>:</text:p>
          </table:table-cell>
          <table:table-cell office:value-type="string" office:string-value="1.형용사 (희귀하고 많은 금전적 가치를 지닌) 귀중한, 값비싼&#10;a precious vase&#10;&#10;귀중한 화병&#10;&#10;2.형용사 (낭비해서는 안 될) 귀한[소중한]&#10;Clean water is a precious commodity in that part of the world.&#10;&#10;이 세상의 그 지역에서는 깨끗한 물이 귀한 생필품이다.&#10;&#10;3.형용사 (개인에게) 소중한&#10;precious memories/possessions&#10;&#10;소중한 추억/재산" calcext:value-type="string">
            <text:p>1.형용사 (희귀하고 많은 금전적 가치를 지닌) 귀중한, 값비싼</text:p>
            <text:p>a precious vase</text:p>
            <text:p/>
            <text:p>귀중한 화병</text:p>
            <text:p/>
            <text:p>2.형용사 (낭비해서는 안 될) 귀한[소중한]</text:p>
            <text:p>Clean water is a precious commodity in that part of the world.</text:p>
            <text:p/>
            <text:p>이 세상의 그 지역에서는 깨끗한 물이 귀한 생필품이다.</text:p>
            <text:p/>
            <text:p>3.형용사 (개인에게) 소중한</text:p>
            <text:p>precious memories/possessions</text:p>
            <text:p/>
            <text:p>소중한 추억/재산</text:p>
          </table:table-cell>
        </table:table-row>
        <table:table-row table:style-name="ro4">
          <table:table-cell office:value-type="string" calcext:value-type="string">
            <text:p><text:a xlink:href="https://en.dict.naver.com/#/entry/enko/38025777f2e74700a541e3996c34503e" xlink:type="simple">sub·ject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명사 (논의 등의) 주제[대상/화제], (다뤄지고 있는) 문제[사안]&#10;an unpleasant subject of conversation&#10;&#10;불쾌한 대화 주제[화제]&#10;&#10;2.명사 학과, 과목&#10;Biology is my favourite subject.&#10;&#10;생물학은 내가 좋아하는 과목이다.&#10;&#10;3.명사 (그림·사진 등의) 대상[소재]&#10;Focus the camera on the subject.&#10;&#10;카메라의 초점을 대상[피사체]에 맞추어라." calcext:value-type="string">
            <text:p>1.명사 (논의 등의) 주제[대상/화제], (다뤄지고 있는) 문제[사안]</text:p>
            <text:p>an unpleasant subject of conversation</text:p>
            <text:p/>
            <text:p>불쾌한 대화 주제[화제]</text:p>
            <text:p/>
            <text:p>2.명사 학과, 과목</text:p>
            <text:p>Biology is my favourite subject.</text:p>
            <text:p/>
            <text:p>생물학은 내가 좋아하는 과목이다.</text:p>
            <text:p/>
            <text:p>3.명사 (그림·사진 등의) 대상[소재]</text:p>
            <text:p>Focus the camera on the subject.</text:p>
            <text:p/>
            <text:p>카메라의 초점을 대상[피사체]에 맞추어라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8:22:59.939000000</meta:creation-date>
    <dc:date>2021-02-07T18:25:10.944000000</dc:date>
    <meta:editing-duration>PT2M11S</meta:editing-duration>
    <meta:editing-cycles>2</meta:editing-cycles>
    <meta:generator>Ultra_Office/6.2.3.2$Windows_x86 LibreOffice_project/</meta:generator>
    <meta:document-statistic meta:table-count="1" meta:cell-count="17" meta:object-count="0"/>
  </office:meta>
</office:document-meta>
</file>